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zxx" fo:country="none" officeooo:rsid="000e7bc5" officeooo:paragraph-rsid="000e7bc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e7bc5" officeooo:paragraph-rsid="000e7bc5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12040823839922898" text:style-name="L1">
        <text:list-item>
          <text:p text:style-name="P1">Apakah anda bisa menggunakan monitor, keyboard, dan mouse?</text:p>
        </text:list-item>
        <text:list-item>
          <text:p text:style-name="P1">Berapa banyak kata yang bisa anda ketik dalam satu menit?</text:p>
        </text:list-item>
      </text:list>
      <text:p text:style-name="P2"/>
      <text:list xml:id="list152012099440614" text:continue-numbering="true" text:style-name="L1">
        <text:list-item>
          <text:p text:style-name="P1">Apakah yang anda ketahui tentang istilah “algoritma”?</text:p>
        </text:list-item>
        <text:list-item>
          <text:p text:style-name="P1">Apakah yang anda ketahui tentang istilah “flowchart”?</text:p>
        </text:list-item>
        <text:list-item>
          <text:p text:style-name="P1">Apakah yang anda ketahui tentang bahasa pemrograman?</text:p>
        </text:list-item>
      </text:list>
      <text:p text:style-name="P2"/>
      <text:list xml:id="list152013914680788" text:continue-numbering="true" text:style-name="L1">
        <text:list-item>
          <text:p text:style-name="P1">Buatlah sebuah algoritma untuk membaca sebuah angka dari inputan user dan memunculkan kembali kuadrat dari angka tersebut. (Boleh dalam bentuk flowchart, atau google-blockly)</text:p>
        </text:list-item>
      </text:list>
      <text:p text:style-name="P2"/>
      <text:list xml:id="list152012688760377" text:continue-numbering="true" text:style-name="L1">
        <text:list-item>
          <text:p text:style-name="P1">Buatlah sebuah algoritma untuk membaca sebuah angka dari inputan user dan menampilkan kata "odd" jika angka yang dimasukkan adalah ganjil, dan menampilkan kata "even" jika kata yang dimasukkan adalah genap.</text:p>
        </text:list-item>
      </text:list>
      <text:p text:style-name="P2"/>
      <text:list xml:id="list152013608707511" text:continue-numbering="true" text:style-name="L1">
        <text:list-item>
          <text:p text:style-name="P1">Buatlah sebuah program untuk membaca dua buah angka dari inputan user dan menampilkan deretan aritmetika dari angka pertama sampai angka ke du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5:02:56.696996413</meta:creation-date>
    <dc:date>2015-09-01T15:20:11.962630186</dc:date>
    <meta:editing-duration>PT1M45S</meta:editing-duration>
    <meta:editing-cycles>1</meta:editing-cycles>
    <meta:document-statistic meta:table-count="0" meta:image-count="0" meta:object-count="0" meta:page-count="1" meta:paragraph-count="8" meta:word-count="122" meta:character-count="814" meta:non-whitespace-character-count="707"/>
    <meta:generator>LibreOffice/4.2.8.2$Linux_x86 LibreOffice_project/420m0$Build-2</meta:generator>
  </office:meta>
</office:document-meta>
</file>